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c82b2" officeooo:paragraph-rsid="001c82b2"/>
    </style:style>
    <style:style style:name="P2" style:family="paragraph" style:parent-style-name="Text_20_body">
      <style:text-properties officeooo:rsid="001565a5" officeooo:paragraph-rsid="001565a5"/>
    </style:style>
    <style:style style:name="P3" style:family="paragraph" style:parent-style-name="Text_20_body">
      <style:text-properties officeooo:rsid="001565a5" officeooo:paragraph-rsid="001bfd51"/>
    </style:style>
    <style:style style:name="P4" style:family="paragraph" style:parent-style-name="Text_20_body">
      <style:text-properties officeooo:rsid="001bbc8d" officeooo:paragraph-rsid="001bbc8d"/>
    </style:style>
    <style:style style:name="P5" style:family="paragraph" style:parent-style-name="Text_20_body">
      <style:text-properties officeooo:rsid="001c82b2" officeooo:paragraph-rsid="001c82b2"/>
    </style:style>
    <style:style style:name="P6" style:family="paragraph" style:parent-style-name="Text_20_body">
      <style:paragraph-properties fo:break-before="page"/>
      <style:text-properties officeooo:rsid="001c82b2" officeooo:paragraph-rsid="001c82b2"/>
    </style:style>
    <style:style style:name="P7" style:family="paragraph" style:parent-style-name="Text_20_body" style:list-style-name="L1">
      <style:text-properties officeooo:rsid="001c82b2" officeooo:paragraph-rsid="001c82b2"/>
    </style:style>
    <style:style style:name="P8" style:family="paragraph" style:parent-style-name="Text_20_body" style:list-style-name="L1">
      <style:text-properties officeooo:rsid="001c82b2" officeooo:paragraph-rsid="00218f38"/>
    </style:style>
    <style:style style:name="P9" style:family="paragraph" style:parent-style-name="Text_20_body" style:list-style-name="L1">
      <style:text-properties officeooo:paragraph-rsid="001c82b2"/>
    </style:style>
    <style:style style:name="P10" style:family="paragraph" style:parent-style-name="Text_20_body" style:list-style-name="L1">
      <style:text-properties officeooo:rsid="00224230" officeooo:paragraph-rsid="00224230"/>
    </style:style>
    <style:style style:name="P11" style:family="paragraph" style:parent-style-name="Text_20_body" style:list-style-name="L1">
      <style:text-properties officeooo:rsid="0022e813" officeooo:paragraph-rsid="0022e813"/>
    </style:style>
    <style:style style:name="P12" style:family="paragraph" style:parent-style-name="Title">
      <style:text-properties officeooo:rsid="001565a5" officeooo:paragraph-rsid="001565a5"/>
    </style:style>
    <style:style style:name="T1" style:family="text">
      <style:text-properties officeooo:rsid="0015c17b"/>
    </style:style>
    <style:style style:name="T2" style:family="text">
      <style:text-properties officeooo:rsid="001758f3"/>
    </style:style>
    <style:style style:name="T3" style:family="text">
      <style:text-properties officeooo:rsid="0018b212"/>
    </style:style>
    <style:style style:name="T4" style:family="text">
      <style:text-properties officeooo:rsid="001c82b2"/>
    </style:style>
    <style:style style:name="T5" style:family="text">
      <style:text-properties style:font-name="Liberation Sans" fo:font-size="13.3000001907349pt" fo:font-style="italic" fo:font-weight="bold" style:font-name-asian="Nimbus Sans" style:font-size-asian="13.3000001907349pt" style:font-style-asian="italic" style:font-weight-asian="bold" style:font-name-complex="FreeSans1" style:font-size-complex="13.3000001907349pt" style:font-style-complex="italic" style:font-weight-complex="bold"/>
    </style:style>
    <style:style style:name="T6" style:family="text">
      <style:text-properties style:font-name="Liberation Sans" fo:font-size="28pt" fo:font-weight="bold" officeooo:rsid="001e832b" style:font-name-asian="Nimbus Sans" style:font-size-asian="28pt" style:font-weight-asian="bold" style:font-name-complex="FreeSans1" style:font-size-complex="28pt" style:font-weight-complex="bold"/>
    </style:style>
    <style:style style:name="T7" style:family="text">
      <style:text-properties officeooo:rsid="001e832b"/>
    </style:style>
    <style:style style:name="T8" style:family="text">
      <style:text-properties officeooo:rsid="00203976"/>
    </style:style>
    <style:style style:name="T9" style:family="text">
      <style:text-properties officeooo:rsid="00218f38"/>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5585e"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7">Visi</text:span><text:span text:style-name="T6">ón, objetivo y r</text:span>oadmap a futuro de OpenFraction</text:p>
      <text:p text:style-name="P2">La visión para OpenFraction es la de ser una herramienta verdaderamente descentralizada para la posesión comunitaria de un conjunto de NFTs, permitiendo que una comunidad que ha obtenido un NFT pueda asegurar el uso democrático del mismo, donde todos los poseedores puedan votar sobre las transacciones a ejecutar con el mismo, posiblemente vender parte de su posesión a otras personas, y así.</text:p>
      <text:p text:style-name="P3">La decisión arquitectural de que OpenFraction fuera un contrato que tuviera posesión del NFT y representara la propiedad de la colección mediante ERC20 surge <text:span text:style-name="T1">de un deseo de maximizar la descentralización del contrato:<text:line-break/>Al no depender de un backend, aseguramos que todas las acciones se desarrollen y queden registradas en la blockchain, además de no depender de la estabilidad de un proveedor (como podría, tal vez, llegar a ser un problema con Gnosis y otros sistemas similares).</text:span></text:p>
      <text:p text:style-name="P3"><text:span text:style-name="T1"><text:line-break/>Tiene también sus desventajas, ya que cada votación representa un gasto de GAS para los poseedores colectivos del contrato. <text:line-break/></text:span><text:span text:style-name="T2">También plantea la duda de cómo podríamos interactuar en caso de NFTs que dan utilidad, como ser items de un juego como Decentraland u otros. Al ser propiedad de la instancia del contrato, chequeos simples como llamar balanceOf() sobre el contrato no funcionarían para aquellos que tienen propiedad parcial del asset. Debería investigarse si es posible en el protocolo ERC721 dar propiedad temporal del NFT a otra persona asegurando que no pueda transferirla/quemarla/mantenerla en su propiedad, dándole únicamente potestades de validar su posesión del objeto. <text:line-break/>En caso de NFTs que dan utilidad dentro del blockchain mismo (que tienen transacciones a ejecutar dentro de su propio contrato o en conjunción con otros), </text:span><text:span text:style-name="T3">es un paso futuro implementar votación de transacciones raw para ser ejecutadas desde el contrato. Esto implica, sin embargo, verificaciones de no estar ejecutando transacciones de transferencia que puedan ser una manera encubierta de remover el NFT del contrato, análisis del código de la transacción para permitir la visualización de los efectos, etc.</text:span></text:p>
      <text:p text:style-name="P4">Otro paso a futuro es streamlinear el proceso de creación de una instancia de OpenFraction, usando la API ethers.js para generar una instancia nueva desde la webapp, transferirle NFTs en nuestra posesión, etc.</text:p>
      <text:p text:style-name="P6">En resumen:</text:p>
      <text:h text:style-name="P1" text:outline-level="4">Visi<text:span text:style-name="T5">ón</text:span></text:h>
      <text:p text:style-name="P5">Desarrollar un sistema que permita la posesión comunitaria de un conjunto de NFTs <text:span text:style-name="T8">de manera simple y segura</text:span>.</text:p>
      <text:h text:style-name="Heading_20_4" text:outline-level="4">Objetivo</text:h>
      <text:p text:style-name="P5">Maximizar las acciones que se puedan tomar con el NFT por parte de los propietarios, minimizando el riesgo (no permitir transferencias “temporales” que confíen en la devolución del NFT).</text:p>
      <text:h text:style-name="P1" text:outline-level="4">Roadmap tentativo</text:h>
      <text:list xml:id="list2145002720" text:style-name="L1">
        <text:list-item>
          <text:p text:style-name="P9"><text:span text:style-name="T4">Investigar mecanismos de validación de propiedad parcial/temporal de NFT para utilizarlos en juegos NFT </text:span><text:span text:style-name="T9">(NICE-TO-HAVE)</text:span></text:p>
        </text:list-item>
        <text:list-item>
          <text:p text:style-name="P8">Generación, visualización y ejecución de transacciones arbitrarias para NFTs que tengan utilidad on-chain <text:span text:style-name="T9">(NICE-TO-HAVE)</text:span></text:p>
        </text:list-item>
        <text:list-item>
          <text:p text:style-name="P7">Simplificación del proceso de creación de una instancia <text:span text:style-name="T9">(MUST-HAVE)</text:span></text:p>
        </text:list-item>
        <text:list-item>
          <text:p text:style-name="P10">Facilitar integraciones con plataformas de swap. Esto permitiría utilizar el contrato como una suerte de <text:span text:style-name="T10">hedge-fund</text:span><text:span text:style-name="T11"> sumado a la posibilidad de transacciones arbitrarias para inversiones semi-automatizadas que compren y vendan NFTs, dando valor a la posesión del token que vaya más allá de los NFTs que posea o no en un dado momento. (MUST-HAVE) </text:span><text:span text:style-name="T12">Quizas esto sí requeriría la existencia de un backend</text:span></text:p>
        </text:list-item>
        <text:list-item>
          <text:p text:style-name="P11"><text:span text:style-name="T11">Estaría bueno pensar qué tanto trabajo involucraría permitir que el contrato posea NFTs en distintas cadenas (NICE-TO-HAV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UY"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23:25:45.432469133</meta:creation-date>
    <dc:date>2022-05-25T23:52:22.571864880</dc:date>
    <meta:editing-duration>PT26M31S</meta:editing-duration>
    <meta:editing-cycles>15</meta:editing-cycles>
    <meta:generator>LibreOffice/7.3.1.3$Linux_X86_64 LibreOffice_project/30$Build-3</meta:generator>
    <meta:document-statistic meta:table-count="0" meta:image-count="0" meta:object-count="0" meta:page-count="2" meta:paragraph-count="16" meta:word-count="539" meta:character-count="3495" meta:non-whitespace-character-count="2974"/>
  </office:meta>
</office:document-meta>
</file>